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áboa1" style:family="table">
      <style:table-properties style:width="17cm" table:align="margins" fo:background-color="transparent">
        <style:background-image/>
      </style:table-properties>
    </style:style>
    <style:style style:name="Táboa1.A" style:family="table-column">
      <style:table-column-properties style:column-width="17cm" style:rel-column-width="65535*"/>
    </style:style>
    <style:style style:name="Táboa1.1" style:family="table-row">
      <style:table-row-properties fo:background-color="transparent">
        <style:background-image/>
      </style:table-row-properties>
    </style:style>
    <style:style style:name="Táboa1.A1" style:family="table-cell">
      <style:table-cell-properties fo:background-color="#ebebeb" fo:padding="0.097cm" fo:border="0.5pt solid #000000">
        <style:background-image/>
      </style:table-cell-properties>
    </style:style>
    <style:style style:name="Táboa1.A2" style:family="table-cell">
      <style:table-cell-properties fo:background-color="#e0e1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.A3" style:family="table-cell">
      <style:table-cell-properties fo:background-color="#ebebeb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f9a" officeooo:paragraph-rsid="000a9f9a"/>
    </style:style>
    <style:style style:name="P2" style:family="paragraph" style:parent-style-name="Standard">
      <style:text-properties officeooo:rsid="000b4765" officeooo:paragraph-rsid="000b4765"/>
    </style:style>
    <style:style style:name="P3" style:family="paragraph" style:parent-style-name="Standard">
      <style:text-properties officeooo:rsid="000bad1d" officeooo:paragraph-rsid="000bad1d"/>
    </style:style>
    <style:style style:name="P4" style:family="paragraph" style:parent-style-name="Standard">
      <style:text-properties officeooo:rsid="000c9522" officeooo:paragraph-rsid="000cb1b4"/>
    </style:style>
    <style:style style:name="P5" style:family="paragraph" style:parent-style-name="Standard">
      <style:text-properties officeooo:rsid="000c9522" officeooo:paragraph-rsid="000c9522"/>
    </style:style>
    <style:style style:name="P6" style:family="paragraph" style:parent-style-name="Standard">
      <style:text-properties officeooo:rsid="001039f9" officeooo:paragraph-rsid="001039f9"/>
    </style:style>
    <style:style style:name="P7" style:family="paragraph" style:parent-style-name="Standard">
      <style:text-properties officeooo:rsid="0011cb8c" officeooo:paragraph-rsid="0011cb8c"/>
    </style:style>
    <style:style style:name="P8" style:family="paragraph" style:parent-style-name="Standard">
      <style:text-properties officeooo:rsid="000a9f9a" officeooo:paragraph-rsid="000a9f9a"/>
    </style:style>
    <style:style style:name="P9" style:family="paragraph" style:parent-style-name="Standard">
      <style:paragraph-properties fo:break-before="page"/>
      <style:text-properties officeooo:rsid="000a9f9a" officeooo:paragraph-rsid="000a9f9a"/>
    </style:style>
    <style:style style:name="P10" style:family="paragraph" style:parent-style-name="Standard">
      <style:text-properties officeooo:rsid="001a44e7" officeooo:paragraph-rsid="001b8f3d"/>
    </style:style>
    <style:style style:name="P11" style:family="paragraph" style:parent-style-name="Standard">
      <style:text-properties officeooo:rsid="001b8f3d" officeooo:paragraph-rsid="001b8f3d"/>
    </style:style>
    <style:style style:name="P12" style:family="paragraph" style:parent-style-name="Standard">
      <style:text-properties officeooo:rsid="001b8f3d" officeooo:paragraph-rsid="0026c7db"/>
    </style:style>
    <style:style style:name="P13" style:family="paragraph" style:parent-style-name="Standard">
      <style:text-properties officeooo:rsid="0022bca0" officeooo:paragraph-rsid="0022bca0"/>
    </style:style>
    <style:style style:name="P14" style:family="paragraph" style:parent-style-name="Standard">
      <style:text-properties officeooo:rsid="0024950e" officeooo:paragraph-rsid="0022bca0"/>
    </style:style>
    <style:style style:name="P15" style:family="paragraph" style:parent-style-name="Standard">
      <style:text-properties officeooo:rsid="0024950e" officeooo:paragraph-rsid="0024950e"/>
    </style:style>
    <style:style style:name="P16" style:family="paragraph" style:parent-style-name="Standard">
      <style:text-properties officeooo:rsid="0024950e" officeooo:paragraph-rsid="002ad833"/>
    </style:style>
    <style:style style:name="P17" style:family="paragraph" style:parent-style-name="Standard">
      <style:text-properties fo:font-weight="bold" officeooo:rsid="000b4765" officeooo:paragraph-rsid="000b4765" style:font-weight-asian="bold" style:font-weight-complex="bold"/>
    </style:style>
    <style:style style:name="P18" style:family="paragraph" style:parent-style-name="Standard">
      <style:text-properties fo:font-weight="bold" officeooo:rsid="000c9522" officeooo:paragraph-rsid="000c9522" style:font-weight-asian="bold" style:font-weight-complex="bold"/>
    </style:style>
    <style:style style:name="P19" style:family="paragraph" style:parent-style-name="Standard">
      <style:text-properties fo:font-weight="bold" officeooo:rsid="001039f9" officeooo:paragraph-rsid="001039f9" style:font-weight-asian="bold" style:font-weight-complex="bold"/>
    </style:style>
    <style:style style:name="P20" style:family="paragraph" style:parent-style-name="Standard">
      <style:text-properties fo:font-weight="bold" officeooo:rsid="0010b5bd" officeooo:paragraph-rsid="0010b5bd" style:font-weight-asian="bold" style:font-weight-complex="bold"/>
    </style:style>
    <style:style style:name="P21" style:family="paragraph" style:parent-style-name="Standard">
      <style:text-properties fo:font-weight="bold" officeooo:rsid="001a44e7" officeooo:paragraph-rsid="001a44e7" style:font-weight-asian="bold" style:font-weight-complex="bold"/>
    </style:style>
    <style:style style:name="P22" style:family="paragraph" style:parent-style-name="Standard">
      <style:text-properties fo:font-size="32pt" fo:font-weight="bold" officeooo:rsid="002f021c" officeooo:paragraph-rsid="002f021c" style:font-size-asian="32pt" style:font-weight-asian="bold" style:font-size-complex="3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32pt" fo:font-weight="bold" officeooo:rsid="003139fb" officeooo:paragraph-rsid="003139fb" style:font-size-asian="32pt" style:font-weight-asian="bold" style:font-size-complex="3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8pt" fo:font-weight="bold" officeooo:rsid="003139fb" officeooo:paragraph-rsid="003139fb" style:font-size-asian="28pt" style:font-weight-asian="bold" style:font-size-complex="2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40pt" fo:font-weight="bold" officeooo:rsid="0032e78d" officeooo:paragraph-rsid="0032e78d" style:font-size-asian="40pt" style:font-weight-asian="bold" style:font-size-complex="40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6pt" fo:font-weight="bold" officeooo:rsid="0032e78d" officeooo:paragraph-rsid="0032e78d" style:font-size-asian="26pt" style:font-weight-asian="bold" style:font-size-complex="26pt" style:font-weight-complex="bold"/>
    </style:style>
    <style:style style:name="P27" style:family="paragraph" style:parent-style-name="Standard">
      <style:text-properties fo:font-size="26pt" fo:font-weight="bold" officeooo:rsid="002f021c" officeooo:paragraph-rsid="002f021c" style:font-size-asian="26pt" style:font-weight-asian="bold" style:font-size-complex="2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6pt" fo:font-weight="bold" officeooo:rsid="002f021c" officeooo:paragraph-rsid="002f021c" style:font-size-asian="26pt" style:font-weight-asian="bold" style:font-size-complex="2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6pt" fo:font-weight="bold" officeooo:rsid="003139fb" officeooo:paragraph-rsid="003139fb" style:font-size-asian="26pt" style:font-weight-asian="bold" style:font-size-complex="26pt" style:font-weight-complex="bold"/>
    </style:style>
    <style:style style:name="P30" style:family="paragraph" style:parent-style-name="Standard">
      <style:text-properties fo:font-size="26pt" officeooo:rsid="000a9f9a" officeooo:paragraph-rsid="000a9f9a" style:font-size-asian="26pt" style:font-size-complex="26pt"/>
    </style:style>
    <style:style style:name="P31" style:family="paragraph" style:parent-style-name="Standard">
      <style:text-properties officeooo:rsid="003624ef" officeooo:paragraph-rsid="0026c7db"/>
    </style:style>
    <style:style style:name="P32" style:family="paragraph" style:parent-style-name="Table_20_Contents">
      <style:paragraph-properties fo:text-align="center" style:justify-single-word="false"/>
      <style:text-properties officeooo:rsid="001bb144" officeooo:paragraph-rsid="0026c7db"/>
    </style:style>
    <style:style style:name="P33" style:family="paragraph" style:parent-style-name="Table_20_Contents">
      <style:paragraph-properties fo:text-align="center" style:justify-single-word="false"/>
      <style:text-properties officeooo:paragraph-rsid="0026c7db"/>
    </style:style>
    <style:style style:name="P34" style:family="paragraph" style:parent-style-name="Table_20_Contents">
      <style:paragraph-properties fo:text-align="center" style:justify-single-word="false"/>
      <style:text-properties fo:color="#322203" loext:opacity="100%" officeooo:rsid="001bb144" officeooo:paragraph-rsid="0026c7db"/>
    </style:style>
    <style:style style:name="T1" style:family="text">
      <style:text-properties officeooo:rsid="000cb1b4"/>
    </style:style>
    <style:style style:name="T2" style:family="text">
      <style:text-properties officeooo:rsid="000d668a"/>
    </style:style>
    <style:style style:name="T3" style:family="text">
      <style:text-properties officeooo:rsid="000ec9d2"/>
    </style:style>
    <style:style style:name="T4" style:family="text">
      <style:text-properties officeooo:rsid="0014b90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1bb144"/>
    </style:style>
    <style:style style:name="T7" style:family="text">
      <style:text-properties officeooo:rsid="00260dcb"/>
    </style:style>
    <style:style style:name="T8" style:family="text">
      <style:text-properties officeooo:rsid="0026aeba"/>
    </style:style>
    <style:style style:name="T9" style:family="text">
      <style:text-properties officeooo:rsid="00281a80"/>
    </style:style>
    <style:style style:name="T10" style:family="text">
      <style:text-properties officeooo:rsid="0029851b"/>
    </style:style>
    <style:style style:name="T11" style:family="text">
      <style:text-properties fo:color="#ffffff" loext:opacity="100%" officeooo:rsid="00281a80"/>
    </style:style>
    <style:style style:name="T12" style:family="text">
      <style:text-properties fo:color="#322203" loext:opacity="100%" officeooo:rsid="002a51b8"/>
    </style:style>
    <style:style style:name="T13" style:family="text">
      <style:text-properties officeooo:rsid="002ad833"/>
    </style:style>
    <style:style style:name="T14" style:family="text">
      <style:text-properties officeooo:rsid="003139fb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24">Deseño de Interfaces Web</text:p>
      <text:p text:style-name="P22"/>
      <text:p text:style-name="P22"/>
      <text:p text:style-name="P26">2º DAW Ordinario</text:p>
      <text:p text:style-name="P27"/>
      <text:p text:style-name="P27"/>
      <text:p text:style-name="P28">Daniel Sebio <text:span text:style-name="T14">Cajaraville</text:span></text:p>
      <text:p text:style-name="P30"/>
      <text:p text:style-name="P30"/>
      <text:p text:style-name="P29">Unidade 1</text:p>
      <text:p text:style-name="P29"/>
      <text:p text:style-name="P29">Deseño dun sitio web</text:p>
      <text:p text:style-name="P23"/>
      <text:p text:style-name="P25">Farangullas na línea</text:p>
      <text:p text:style-name="P9"/>
      <text:p text:style-name="P1">Realizar unha clasificación de todos os elementos mencionados no enunciado segundo</text:p>
      <text:p text:style-name="P1">sexan: elementos de identificación, navegación, contido ou interacción:</text:p>
      <text:p text:style-name="P1"/>
      <text:p text:style-name="P17">Elementos de identificación:</text:p>
      <text:p text:style-name="P2"><text:tab/>A páxina web conta coa súa páxina principal na que temos o slogan “<text:span text:style-name="T5">Su mejor panadería de Tui</text:span>” polo que identifica que tipo de información vamos a ver nesta páxina.</text:p>
      <text:p text:style-name="P3">A maiores ao longo de toda a páxina web temos na cabeceira na zona central o logotipo da empresa para identificala.</text:p>
      <text:p text:style-name="P3"/>
      <text:p text:style-name="P18">Elementos de navegación:</text:p>
      <text:p text:style-name="P4"><text:tab/>Temos unha cabeceira na que podemos recorrer a páxina web. <text:span text:style-name="T1">O propio “logotipo” da cabeceira permítenos volver á páxina </text:span><text:span text:style-name="T3">inicial</text:span><text:span text:style-name="T1">.</text:span></text:p>
      <text:p text:style-name="P5"><text:tab/>No área de produtos, temos 3 elementos <text:span text:style-name="T2">que sirve </text:span>para <text:span text:style-name="T2">navegar entre</text:span> os produtos específicos de cada sección (panadería, pastelería e empanadas).</text:p>
      <text:p text:style-name="P5"/>
      <text:p text:style-name="P19">Elementos de contidos:</text:p>
      <text:p text:style-name="P6">En tódalas páxinas todo o que non sexa cabeceira ou pé de páxina está o contido da páxina web de cada unha das seccións. É dicir, na zona central da páxina.</text:p>
      <text:p text:style-name="P6"/>
      <text:p text:style-name="P20">Elementos de interacción:</text:p>
      <text:p text:style-name="P7">Tódolos elementos de interacción dos que dispoñemos son botóns. <text:span text:style-name="T4">Practicamente son para a navegación pola páxina web. Ao ser o obxectivo da páxina dar a coñecer a súa información. Tódolos elementos de interacción sirve para navegar polo contido da páxina web (ver os produtos, cambiar de español a portugués, ve-lo contacto ou o horario).</text:span></text:p>
      <text:p text:style-name="P7"/>
      <text:p text:style-name="P21">Indica cal é o tipo de estrutura de navegación máis adecuado e explica o motivo.</text:p>
      <text:p text:style-name="P21">Xustifica a elección da paleta de cores.</text:p>
      <text:p text:style-name="P11">A súa estrutura componse de cabeceira, área de contido e pe de páxina. Na cabeceira temos tamén a área de navegación.</text:p>
      <text:p text:style-name="P10"/>
      <text:p text:style-name="P13">Ao ser unha páxina para mostrar a información. Queremos que o contido sexa o máis visual posible, polo que a área de contido vai ser o 80% da páxina.</text:p>
      <text:p text:style-name="P14"/>
      <text:p text:style-name="P14"/>
      <text:p text:style-name="P15"><text:span text:style-name="T15">Cores</text:span>:</text:p>
      <text:p text:style-name="P16">As principais cores da páxina son o gris <text:span text:style-name="T8">#</text:span>e0e1e6 e o color pastel <text:span text:style-name="T7">#ebebeb</text:span>. <text:span text:style-name="T9">E a maioría do texto usa as cores primarias negro </text:span><text:span text:style-name="T10">#322203 </text:span><text:span text:style-name="T13">e en algún caso </text:span><text:span text:style-name="T9">branco</text:span><text:span text:style-name="T11"> </text:span><text:span text:style-name="T12">#ffffff.</text:span></text:p>
      <text:p text:style-name="P12"/>
      <table:table table:name="Táboa1" table:style-name="Táboa1">
        <table:table-column table:style-name="Táboa1.A"/>
        <table:table-row table:style-name="Táboa1.1">
          <table:table-cell table:style-name="Táboa1.A1" office:value-type="string">
            <text:p text:style-name="P34">CABECEIRA / AREA DE NAVEGACIÓN</text:p>
          </table:table-cell>
        </table:table-row>
        <table:table-row table:style-name="Táboa1.1">
          <table:table-cell table:style-name="Táboa1.A2" office:value-type="string">
            <text:p text:style-name="P33"/>
            <text:p text:style-name="P33"/>
            <text:p text:style-name="P33"/>
            <text:p text:style-name="P33"/>
            <text:p text:style-name="P33">Á<text:span text:style-name="T6">REA DE CONTIDO</text:span></text:p>
            <text:p text:style-name="P33"/>
            <text:p text:style-name="P33"/>
            <text:p text:style-name="P33"/>
            <text:p text:style-name="P33"/>
          </table:table-cell>
        </table:table-row>
        <table:table-row table:style-name="Táboa1.1">
          <table:table-cell table:style-name="Táboa1.A3" office:value-type="string">
            <text:p text:style-name="P32">PÉ DE PÁXINA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4:13:19.825455648</meta:creation-date>
    <meta:generator>LibreOffice/7.3.7.2$Linux_X86_64 LibreOffice_project/30$Build-2</meta:generator>
    <dc:date>2023-10-09T09:10:24.630421094</dc:date>
    <meta:editing-duration>PT45M8S</meta:editing-duration>
    <meta:editing-cycles>42</meta:editing-cycles>
    <meta:document-statistic meta:table-count="1" meta:image-count="0" meta:object-count="0" meta:page-count="2" meta:paragraph-count="27" meta:word-count="343" meta:character-count="2023" meta:non-whitespace-character-count="1704"/>
  </office:meta>
</office:document-meta>
</file>